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9603"/>
    </style:style>
    <style:style style:name="P2" style:family="paragraph" style:parent-style-name="Standard">
      <style:text-properties officeooo:rsid="00159603" officeooo:paragraph-rsid="00159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Pile {</text:p>
      <text:p text:style-name="Standard">public:</text:p>
      <text:p text:style-name="Standard"><text:tab/>Pile(int cap);</text:p>
      <text:p text:style-name="Standard"><text:tab/>~Pile();</text:p>
      <text:p text:style-name="Standard"><text:tab/>bool inserer(int val);</text:p>
      <text:p text:style-name="Standard">private:</text:p>
      <text:p text:style-name="P1"><text:tab/>int capacite;</text:p>
      <text:p text:style-name="Standard"><text:tab/>int taille;</text:p>
      <text:p text:style-name="P1"><text:tab/>int *data;</text:p>
      <text:p text:style-name="Standard">};</text:p>
      <text:p text:style-name="Standard"/>
      <text:p text:style-name="P2">DEBUT</text:p>
      <text:p text:style-name="P2"><text:tab/>FONCTION inserer(val) :</text:p>
      <text:p text:style-name="P2"><text:tab/><text:tab/>SI taille == capacite ALORS:<text:line-break/><text:tab/><text:tab/><text:tab/>double_capacite()</text:p>
      <text:p text:style-name="P2"><text:tab/><text:tab/>data[taille] := val</text:p>
      <text:p text:style-name="P2"><text:tab/><text:tab/>taille := taille + 1 </text:p>
      <text:p text:style-name="P2"><text:tab/></text:p>
      <text:p text:style-name="P2"><text:tab/>FONCTION double_capacite():</text:p>
      <text:p text:style-name="P2"><text:tab/><text:tab/>capacite *= 2</text:p>
      <text:p text:style-name="P2"><text:tab/><text:tab/>int* temp = nouveau int[capacite]</text:p>
      <text:p text:style-name="P2"><text:tab/><text:tab/>POUR i a taille-1:</text:p>
      <text:p text:style-name="P2"><text:tab/><text:tab/><text:tab/>temp[i] := data[i]</text:p>
      <text:p text:style-name="P2"><text:tab/><text:tab/>retourne vrai</text:p>
      <text:p text:style-name="P2"/>
      <text:p text:style-name="P2">F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9:12:51.177013028</meta:creation-date>
    <dc:date>2025-02-07T09:18:42.773234294</dc:date>
    <meta:editing-duration>PT5M54S</meta:editing-duration>
    <meta:editing-cycles>1</meta:editing-cycles>
    <meta:document-statistic meta:table-count="0" meta:image-count="0" meta:object-count="0" meta:page-count="1" meta:paragraph-count="23" meta:word-count="56" meta:character-count="375" meta:non-whitespace-character-count="311"/>
    <meta:generator>LibreOffice/24.2.7.2$Linux_X86_64 LibreOffice_project/420$Build-2</meta:generator>
  </office:meta>
</office:document-meta>
</file>